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7.64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146.04pt"/>
    </style:style>
    <style:style style:name="co4" style:family="table-column">
      <style:table-column-properties fo:break-before="auto" style:column-width="192.81pt"/>
    </style:style>
    <style:style style:name="co5" style:family="table-column">
      <style:table-column-properties fo:break-before="auto" style:column-width="140.4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81.55pt"/>
    </style:style>
    <style:style style:name="co8" style:family="table-column">
      <style:table-column-properties fo:break-before="auto" style:column-width="83.85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4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DAQCard2015 Bill of Materials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Number Used</text:p>
          </table:table-cell>
          <table:table-cell table:style-name="ce1" office:value-type="string" calcext:value-type="string">
            <text:p><text:s/>UNIT PRICE(x1)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price per</text:p>
          </table:table-cell>
          <table:table-cell table:style-name="ce1" office:value-type="string" calcext:value-type="string">
            <text:p>Price per Board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AP ALUM 100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3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101MCL1GB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AP ALUM 47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470MCL1GB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CAP CER 10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66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106K125AB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AP CER 2.2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588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225K085AA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AP CER 0.1U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4K080AA</text:p>
          </table:table-cell>
          <table:table-cell office:value-type="float" office:value="49" calcext:value-type="float">
            <text:p>49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AP CER 10000P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510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3K080AA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AP CER 3900PF 50V 10% C0G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98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392K080A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Resistor Array x8 MNR18ERAPJ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or Array x4 MNR04ERAPJ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 Chip Resistors …</text:p>
          </table:table-cell>
          <table:table-cell table:number-columns-repeated="5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BEAD FERRITE 7 OHM 3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H2029-070Y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MH2029-070Y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ONN MOD JACK 8P8C R/A SHIELD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9312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406967-3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NN HEADER HS .5MM 180POS DL 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8193-ND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QTH-090-01-L-D-A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NN JACK R/A 50 OHM 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24-1358-ND</text:p>
          </table:table-cell>
          <table:table-cell office:value-type="string" calcext:value-type="string">
            <text:p>LEMO</text:p>
          </table:table-cell>
          <table:table-cell office:value-type="string" calcext:value-type="string">
            <text:p>EPY.00.250.NTN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NN JACK R/A 50 OHM 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24-1008-ND</text:p>
          </table:table-cell>
          <table:table-cell office:value-type="string" calcext:value-type="string">
            <text:p>LEMO</text:p>
          </table:table-cell>
          <table:table-cell office:value-type="string" calcext:value-type="string">
            <text:p>EPL.00.250.NTN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NN POWER JACK MALE 2.5MM CLS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ONN HEADER VERT 2POS .100 TI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921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NN RECEPT 2POS 22AWG MTA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31080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3-640440-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ONN SMA JACK R/A 50 OHM 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97593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5-1814400-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ONN HEADER 80POS R/A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M15351-ND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N3432-D302RB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IC DAC 12BIT OCT 5V REF 16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628ARUZ-2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5628ARUZ-2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IC OPAMP DIFF 95MHZ RRO 38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4315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HS4524IDBTR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IC ADC 10BIT SRL 40MSPS 64LFC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9219ABCPZ-40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9219ABCPZ-40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PWR MOD DC/DC 0.59-5.5V @ 2A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55-1160-1-ND</text:p>
          </table:table-cell>
          <table:table-cell office:value-type="string" calcext:value-type="string">
            <text:p>GE Critical Power</text:p>
          </table:table-cell>
          <table:table-cell office:value-type="string" calcext:value-type="string">
            <text:p>APXS002A0X-SRZ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IC REG LDO 5V 1.5A DDPA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1086ISX-5.0/NOPBCT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1086ISX-5.0/NOPB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DIODE BRIDGE 2A 40V TO-269A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41-1213-1-ND</text:p>
          </table:table-cell>
          <table:table-cell office:value-type="string" calcext:value-type="string">
            <text:p>Comchip Technology</text:p>
          </table:table-cell>
          <table:table-cell office:value-type="string" calcext:value-type="string">
            <text:p>CDBHD240-G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LED 565NM WTR CLR GREEN 1206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L-LX1206GC-TR</text:p>
          </table:table-cell>
          <table:table-cell office:value-type="string" calcext:value-type="string">
            <text:p>Lumex Opto/Components Inc.</text:p>
          </table:table-cell>
          <table:table-cell office:value-type="string" calcext:value-type="string">
            <text:p>67-1357-1-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IC COMPARATOR 2.4V REF SOT-23-6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MCP65R41T-2402E/CHYCT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RANS NPN 40V 0.6A SOT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T2222ATPMSCT-ND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MMBT2222A-TP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FAN AXIAL 40X10MM VAPO 5VDC WIR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59-1565-ND</text:p>
          </table:table-cell>
          <table:table-cell office:value-type="string" calcext:value-type="string">
            <text:p>Sunon Fans</text:p>
          </table:table-cell>
          <table:table-cell office:value-type="string" calcext:value-type="string">
            <text:p>MB40100V2-000U-A9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HERMISTOR NTC 10K OHM 1%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255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NTCG163JF103FT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LAY TELECOM SPDT 2A 5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B1249CT-ND</text:p>
          </table:table-cell>
          <table:table-cell office:value-type="string" calcext:value-type="string">
            <text:p>TE Connectivity Potter &amp; Brumfield Relays</text:p>
          </table:table-cell>
          <table:table-cell office:value-type="string" calcext:value-type="string">
            <text:p>1462042-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BOX ALUM 6.3X6.50X1.20 R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M1414-ND</text:p>
          </table:table-cell>
          <table:table-cell office:value-type="string" calcext:value-type="string">
            <text:p>Hammond Manufacturing</text:p>
          </table:table-cell>
          <table:table-cell office:value-type="string" calcext:value-type="string">
            <text:p>1455R1601R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12:26:37.297487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17:34:28.768543573</dc:date>
    <meta:generator>LibreOffice/5.0.1.2.0$Linux_X86_64 LibreOffice_project/00m0$Build-2</meta:generator>
    <meta:editing-duration>P1DT6H44M51S</meta:editing-duration>
    <meta:editing-cycles>30</meta:editing-cycles>
    <meta:document-statistic meta:table-count="1" meta:cell-count="194" meta:object-count="0"/>
  </office:meta>
</office:document-meta>
</file>